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A00000005B40B66A0B3.png"/>
  <manifest:file-entry manifest:media-type="image/png" manifest:full-path="Pictures/1000000000000B6F00000675BC87BBEE.png"/>
  <manifest:file-entry manifest:media-type="image/png" manifest:full-path="Pictures/1000000000000B6500000671062C541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T1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Default_20_1">
        <draw:frame draw:name="Picture" draw:style-name="gr1" draw:text-style-name="P1" draw:layer="layout" svg:width="33.389cm" svg:height="19.049cm" svg:x="0.212cm" svg:y="0cm">
          <draw:image xlink:href="Pictures/1000020100000A00000005B40B66A0B3.png" xlink:type="simple" xlink:show="embed" xlink:actuate="onLoad">
            <text:p/>
          </draw:image>
        </draw:frame>
        <presentation:notes draw:style-name="dp2">
          <draw:frame draw:name="Slide Text" presentation:style-name="pr1" draw:text-style-name="P2" draw:layer="layout" svg:width="0.001cm" svg:height="0.001cm" svg:x="0cm" svg:y="0cm" presentation:class="notes">
            <draw:text-box>
              <text:p><text:span text:style-name="T1">textbox</text:span></text:p>
              <text:p><text:span text:style-name="T2">No alt text provided.</text:span></text:p>
              <text:p><text:span text:style-name="T2"/></text:p>
              <text:p><text:span text:style-name="T1">card</text:span></text:p>
              <text:p><text:span text:style-name="T2">No alt text provided.</text:span></text:p>
              <text:p><text:span text:style-name="T2"/></text:p>
              <text:p><text:span text:style-name="T1">card</text:span></text:p>
              <text:p><text:span text:style-name="T2">No alt text provided.</text:span></text:p>
              <text:p><text:span text:style-name="T2"/></text:p>
              <text:p><text:span text:style-name="T1">card</text:span></text:p>
              <text:p><text:span text:style-name="T2">No alt text provided.</text:span></text:p>
              <text:p><text:span text:style-name="T2"/></text:p>
              <text:p><text:span text:style-name="T1">barChart</text:span></text:p>
              <text:p><text:span text:style-name="T2">No alt text provided.</text:span></text:p>
              <text:p><text:span text:style-name="T2"/></text:p>
              <text:p><text:span text:style-name="T1">barChart</text:span></text:p>
              <text:p><text:span text:style-name="T2">No alt text provided.</text:span></text:p>
              <text:p><text:span text:style-name="T2"/></text:p>
              <text:p><text:span text:style-name="T1">tableEx</text:span></text:p>
              <text:p><text:span text:style-name="T2">No alt text provided.</text:span></text:p>
              <text:p><text:span text:style-name="T2"/></text:p>
              <text:p><text:span text:style-name="T1">Women CEO Percentage</text:span></text:p>
              <text:p><text:span text:style-name="T2">No alt text provided.</text:span></text:p>
              <text:p><text:span text:style-name="T2"/></text:p>
              <text:p><text:span text:style-name="T1">Num. of Employees by Company</text:span></text:p>
              <text:p><text:span text:style-name="T2">No alt text provided.</text:span></text:p>
              <text:p><text:span text:style-name="T2"/></text:p>
              <text:p><text:span text:style-name="T1">multiRowCard</text:span></text:p>
              <text:p><text:span text:style-name="T2">No alt text provided.</text:span></text:p>
              <text:p><text:span text:style-name="T2"/></text:p>
            </draw:text-box>
          </draw:frame>
        </presentation:notes>
      </draw:page>
      <draw:page draw:name="page2" draw:style-name="dp1" draw:master-page-name="Default_20_1">
        <draw:frame draw:style-name="gr2" draw:text-style-name="P3" draw:layer="layout" svg:width="33.697cm" svg:height="19.049cm" svg:x="0.098cm" svg:y="-0.015cm">
          <draw:image xlink:href="Pictures/1000000000000B6500000671062C5416.png" xlink:type="simple" xlink:show="embed" xlink:actuate="onLoad">
            <text:p/>
          </draw:image>
        </draw:frame>
        <presentation:notes draw:style-name="dp2"/>
      </draw:page>
      <draw:page draw:name="page3" draw:style-name="dp1" draw:master-page-name="Default_20_1">
        <draw:frame draw:style-name="gr2" draw:text-style-name="P3" draw:layer="layout" svg:width="33.731cm" svg:height="19.049cm" svg:x="0.081cm" svg:y="-0.015cm">
          <draw:image xlink:href="Pictures/1000000000000B6F00000675BC87BBEE.png" xlink:type="simple" xlink:show="embed" xlink:actuate="onLoad">
            <text:p/>
          </draw:image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8" style:family="paragraph">
      <style:paragraph-properties style:font-independent-line-spacing="true"/>
      <style:text-properties fo:font-size="18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color="#000000" style:text-line-through-style="none" fo:font-family="'Calibri Ligh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7.619cm" svg:height="1.013cm" svg:x="2.328cm" svg:y="17.657cm" presentation:class="date-time" presentation:user-transformed="true">
        <draw:text-box>
          <text:p text:style-name="MP3"><text:span text:style-name="MT1"><text:date style:data-style-name="D1" text:date-value="2021-06-04">04/06/21</text:date></text:span></text:p>
        </draw:text-box>
      </draw:frame>
      <draw:frame draw:name="Footer Placeholder 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8" draw:layer="backgroundobjects" svg:width="10.922cm" svg:height="4.444cm" svg:x="2.333cm" svg:y="1.27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Content Placeholder 2" presentation:style-name="Mpr5" draw:text-style-name="MP8" draw:layer="backgroundobjects" svg:width="17.144cm" svg:height="13.537cm" svg:x="14.398cm" svg:y="2.743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" draw:text-style-name="MP8" draw:layer="backgroundobjects" svg:width="10.922cm" svg:height="10.587cm" svg:x="2.333cm" svg:y="5.715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9"><text:span text:style-name="MT7">Seventh Outline Level</text:span></text:p>
                                      <text:list>
                                        <text:list-item>
                                          <text:p text:style-name="MP9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7">Ninth Outline LevelEdit Master text styles</text:span></text:p>
        </draw:text-box>
      </draw:frame>
      <draw:frame draw:name="Date Placeholder 4" presentation:style-name="Mpr6" draw:text-style-name="MP4" draw:layer="backgroundobjects" svg:width="7.619cm" svg:height="1.013cm" svg:x="2.328cm" svg:y="17.657cm" presentation:class="date-time" presentation:user-transformed="true">
        <draw:text-box>
          <text:p text:style-name="MP3"><text:span text:style-name="MT1"><text:date style:data-style-name="D1" text:date-value="2021-06-04">04/06/21</text:date></text:span></text:p>
        </draw:text-box>
      </draw:frame>
      <draw:frame draw:name="Footer Placeholder 5" presentation:style-name="Mpr6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6-04T04:30:13.48</dc:date>
    <meta:generator>OpenOffice/4.1.8$Win32 OpenOffice.org_project/418m3$Build-9803</meta:generator>
    <meta:editing-duration>PT21M45S</meta:editing-duration>
    <meta:editing-cycles>1</meta:editing-cycles>
    <meta:document-statistic meta:object-count="37"/>
  </office:meta>
</office:document-meta>
</file>